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ataRef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ataRef.setStat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ataRef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ataRef.NodeDataRef( AbstractNodeData data , NodeId primary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DataRef.setDefinition( Item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